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94cm" svg:y="0.966cm">
          <draw:text-box>
            <text:p text:style-name="P1"><text:span text:style-name="T1">HYMN #375</text:span></text:p>
            <text:p text:style-name="P1"><text:span text:style-name="T2">“</text:span><text:span text:style-name="T2">Come, Your Hearts and Voices Rai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4cm" svg:height="7.011cm" svg:x="1.27cm" svg:y="1.016cm">
          <draw:text-box>
            <text:p text:style-name="P1"><text:span text:style-name="T3">1.</text:span><text:span text:style-name="T4"> Come, your hearts and voices raising,</text:span></text:p>
            <text:p text:style-name="P1"><text:span text:style-name="T4">Christ the Lord with gladness praising;</text:span><text:span text:style-name="T4"><text:line-break/></text:span><text:span text:style-name="T4">Loudly sing His love amazing,</text:span><text:span text:style-name="T4"><text:line-break/></text:span><text:span text:style-name="T4">Worthy folk of Christend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4cm" svg:height="7.011cm" svg:x="1.27cm" svg:y="1.016cm">
          <draw:text-box>
            <text:p text:style-name="P5"><text:span text:style-name="T5">2.</text:span><text:span text:style-name="T6"> Christ, from heav’n to us descending</text:span><text:span text:style-name="T6"><text:line-break/></text:span><text:span text:style-name="T6">And in love our race befriending;</text:span><text:span text:style-name="T6"><text:line-break/></text:span><text:span text:style-name="T6">In our need His help extending,</text:span><text:span text:style-name="T6"><text:line-break/></text:span><text:span text:style-name="T6">Saved us from the wily f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4cm" svg:height="7.011cm" svg:x="1.27cm" svg:y="1.016cm">
          <draw:text-box>
            <text:p text:style-name="P5"><text:span text:style-name="T5">3.</text:span><text:span text:style-name="T6"> Jacob’s star in all its splendor</text:span><text:span text:style-name="T6"><text:line-break/></text:span><text:span text:style-name="T6">Beams with comfort sweet and tender,</text:span><text:span text:style-name="T6"><text:line-break/></text:span><text:span text:style-name="T6">Forcing Satan to surrender,</text:span><text:span text:style-name="T6"><text:line-break/></text:span><text:span text:style-name="T6">Breaking all the pow’rs of h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8" draw:layer="layout" svg:width="25.4cm" svg:height="7.011cm" svg:x="1.369cm" svg:y="0.818cm">
          <draw:text-box>
            <text:p text:style-name="P7"><text:span text:style-name="T5">4.</text:span><text:span text:style-name="T6"> From the bondage that oppressed us,</text:span></text:p>
            <text:p text:style-name="P7"><text:span text:style-name="T6">From sin’s fetters that possessed us,</text:span></text:p>
            <text:p text:style-name="P7"><text:span text:style-name="T6">From the grief that sore distressed us,</text:span></text:p>
            <text:p text:style-name="P7"><text:span text:style-name="T6">We, the captives, now are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8" draw:layer="layout" svg:width="25.4cm" svg:height="7.011cm" svg:x="1.27cm" svg:y="1.016cm">
          <draw:text-box>
            <text:p text:style-name="P7"><text:span text:style-name="T5">5.</text:span><text:span text:style-name="T6"> Oh, the joy beyond expressing</text:span></text:p>
            <text:p text:style-name="P7"><text:span text:style-name="T6">When by faith we grasp this blessing,</text:span></text:p>
            <text:p text:style-name="P7"><text:span text:style-name="T6">And to You we come confessing</text:span></text:p>
            <text:p text:style-name="P7"><text:span text:style-name="T6">That Your love has set us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10" draw:layer="layout" svg:width="25.4cm" svg:height="12.081cm" svg:x="1.27cm" svg:y="1.016cm">
          <draw:text-box>
            <text:p text:style-name="P7"><text:span text:style-name="T5">6.</text:span><text:span text:style-name="T6"> Gracious Child, we pray, O hear us,</text:span></text:p>
            <text:p text:style-name="P7"><text:span text:style-name="T6">From Your lowly manger cheer us,</text:span></text:p>
            <text:p text:style-name="P7"><text:span text:style-name="T6">Gently lead us and be near us</text:span></text:p>
            <text:p text:style-name="P1"><text:span text:style-name="T6">Till we join Your choir above.</text:span><text:span text:style-name="T6"><text:line-break/></text:span><text:span text:style-name="T6"/></text:p>
            <text:p text:style-name="P9"><text:span text:style-name="T7"/></text:p>
            <text:p text:style-name="P9"><text:span text:style-name="T7"/></text:p>
            <text:p text:style-name="P9"><text:span text:style-name="T8"/></text:p>
            <text:p text:style-name="P9"><text:span text:style-name="T8"><text:s text:c="8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09:06:47.637000000</meta:creation-date>
    <dc:title>Hymn template</dc:title>
    <meta:editing-duration>PT15M10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4T17:41:50.431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4-12-24T09:06:47.341000000"/>
  </office:meta>
</office:document-meta>
</file>